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8.6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34.4pt" svg:height="220.62pt" svg:x="0pt" svg:y="94.14pt">
            <draw:object draw:notify-on-update-of-ranges="Sheet1.D3:Sheet1.D6 Sheet1.B3:Sheet1.B6 Sheet1.B3:Sheet1.B6 Sheet1.B3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34.4pt" svg:height="220.62pt" svg:x="0pt" svg:y="444.25pt">
            <draw:object draw:notify-on-update-of-ranges="Sheet1.E30:Sheet1.E33 Sheet1.B30:Sheet1.B33 Sheet1.B30:Sheet1.B33 Sheet1.B30:Sheet1.B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number-columns-repeated="2" office:value-type="string" calcext:value-type="string">
            <text:p>Ascending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table:number-columns-repeated="3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0.000004463" calcext:value-type="float">
            <text:p>4.46E-06</text:p>
          </table:table-cell>
          <table:table-cell table:style-name="ce1" office:value-type="float" office:value="0.000005462" calcext:value-type="float">
            <text:p>5.46E-06</text:p>
          </table:table-cell>
          <table:table-cell table:style-name="ce1" office:value-type="float" office:value="0.000007142" calcext:value-type="float">
            <text:p>7.14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65306" calcext:value-type="float">
            <text:p>0.000565306</text:p>
          </table:table-cell>
          <table:table-cell office:value-type="float" office:value="0.000673388" calcext:value-type="float">
            <text:p>0.000673388</text:p>
          </table:table-cell>
          <table:table-cell office:value-type="float" office:value="0.00121047" calcext:value-type="float">
            <text:p>0.00121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719951" calcext:value-type="float">
            <text:p>0.00719951</text:p>
          </table:table-cell>
          <table:table-cell office:value-type="float" office:value="0.00804213" calcext:value-type="float">
            <text:p>0.00804213</text:p>
          </table:table-cell>
          <table:table-cell office:value-type="float" office:value="0.0149374" calcext:value-type="float">
            <text:p>0.0149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049877" calcext:value-type="float">
            <text:p>0.049877</text:p>
          </table:table-cell>
          <table:table-cell office:value-type="float" office:value="0.0545262" calcext:value-type="float">
            <text:p>0.0545262</text:p>
          </table:table-cell>
          <table:table-cell office:value-type="float" office:value="0.106174" calcext:value-type="float">
            <text:p>0.106174</text:p>
          </table:table-cell>
          <table:table-cell table:number-columns-repeated="2"/>
        </table:table-row>
        <table:table-row table:style-name="ro1" table:number-rows-repeated="23">
          <table:table-cell table:number-columns-repeated="7"/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0.000005601" calcext:value-type="float">
            <text:p>5.60E-06</text:p>
          </table:table-cell>
          <table:table-cell table:style-name="ce1" office:value-type="float" office:value="0.000005414" calcext:value-type="float">
            <text:p>5.41E-06</text:p>
          </table:table-cell>
          <table:table-cell table:style-name="ce1" office:value-type="float" office:value="0.000007939" calcext:value-type="float">
            <text:p>7.94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2554" calcext:value-type="float">
            <text:p>0.000702554</text:p>
          </table:table-cell>
          <table:table-cell office:value-type="float" office:value="0.000694693" calcext:value-type="float">
            <text:p>0.000694693</text:p>
          </table:table-cell>
          <table:table-cell office:value-type="float" office:value="0.00123804" calcext:value-type="float">
            <text:p>0.00123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842276" calcext:value-type="float">
            <text:p>0.00842276</text:p>
          </table:table-cell>
          <table:table-cell office:value-type="float" office:value="0.0112193" calcext:value-type="float">
            <text:p>0.0112193</text:p>
          </table:table-cell>
          <table:table-cell office:value-type="float" office:value="0.0145931" calcext:value-type="float">
            <text:p>0.0145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0610968" calcext:value-type="float">
            <text:p>0.0610968</text:p>
          </table:table-cell>
          <table:table-cell office:value-type="float" office:value="0.0548598" calcext:value-type="float">
            <text:p>0.0548598</text:p>
          </table:table-cell>
          <table:table-cell office:value-type="float" office:value="0.0980812" calcext:value-type="float">
            <text:p>0.09808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20:35:51.424628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14:55.123853423</meta:creation-date>
    <dc:date>2020-02-12T21:48:10.874591417</dc:date>
    <meta:editing-duration>PT2H12M28S</meta:editing-duration>
    <meta:editing-cycles>4</meta:editing-cycles>
    <meta:generator>LibreOffice/6.0.6.1$Linux_X86_64 LibreOffice_project/00$Build-1</meta:generator>
    <meta:document-statistic meta:table-count="1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98cm" svg:height="7.784cm" xlink:href=".." xlink:type="simple" chart:class="chart:line" chart:style-name="ch1">
        <chart:legend svg:x="0cm" svg:y="0cm" style:legend-expansion="custom" chartooo:width="11.798cm" chartooo:height="7.784cm" style:legend-expansion-aspect-ratio="1.51567317574512" chart:style-name="ch2"/>
        <chart:plot-area chart:style-name="ch3" table:cell-range-address="Sheet1.D3:Sheet1.D6 Sheet1.B3:Sheet1.B6" chart:data-source-has-labels="both" svg:x="1.246cm" svg:y="0.155cm" svg:width="10.317cm" svg:height="6.493cm">
          <chartooo:coordinate-region svg:x="2.608cm" svg:y="0.354cm" svg:width="8.265cm" svg:height="5.647cm"/>
          <chart:axis chart:dimension="x" chart:name="primary-x" chart:style-name="ch4" chartooo:axis-type="text">
            <chart:title svg:x="5.99cm" svg:y="6.803cm" chart:style-name="ch5">
              <text:p>Time</text:p>
            </chart:title>
            <chart:categories table:cell-range-address="Sheet1.D3:Sheet1.D6"/>
          </chart:axis>
          <chart:axis chart:dimension="y" chart:name="primary-y" chart:style-name="ch6">
            <chart:title svg:x="0.451cm" svg:y="3.948cm" chart:style-name="ch7">
              <text:p>Swaps</text:p>
            </chart:title>
            <chart:grid chart:style-name="ch8" chart:class="major"/>
          </chart:axis>
          <chart:series chart:style-name="ch9" chart:values-cell-range-address="Sheet1.B3:Sheet1.B6" loext:label-string="ascending" chart:class="chart:line">
            <chart:data-point chart:repeated="4"/>
          </chart:series>
          <chart:series chart:style-name="ch10" chart:values-cell-range-address="Sheet1.B3:Sheet1.B6" loext:label-string="descending" chart:class="chart:line">
            <chart:data-point chart:repeated="4"/>
          </chart:series>
          <chart:series chart:style-name="ch11" chart:values-cell-range-address="Sheet1.B3:Sheet1.B6" loext:label-string="random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cending</text:p>
              </table:table-cell>
              <table:table-cell office:value-type="string">
                <text:p>descending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.000005462">
                <text:p>0.000005462</text:p>
                <draw:g>
                  <svg:desc>Sheet1.D3:Sheet1.D6</svg:desc>
                </draw:g>
              </table:table-cell>
              <table:table-cell office:value-type="float" office:value="100">
                <text:p>100</text:p>
                <draw:g>
                  <svg:desc>Sheet1.B3:Sheet1.B6</svg:desc>
                </draw:g>
              </table:table-cell>
              <table:table-cell office:value-type="float" office:value="100">
                <text:p>100</text:p>
                <draw:g>
                  <svg:desc>Sheet1.B3:Sheet1.B6</svg:desc>
                </draw:g>
              </table:table-cell>
              <table:table-cell office:value-type="float" office:value="100">
                <text:p>100</text:p>
                <draw:g>
                  <svg:desc>Sheet1.B3:Sheet1.B6</svg:desc>
                </draw:g>
              </table:table-cell>
            </table:table-row>
            <table:table-row>
              <table:table-cell office:value-type="float" office:value="0.000673388">
                <text:p>0.00067338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0.00804213">
                <text:p>0.00804213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0.0545262">
                <text:p>0.0545262</text:p>
              </table:table-cell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98cm" svg:height="7.784cm" xlink:href=".." xlink:type="simple" chart:class="chart:line" chart:style-name="ch1">
        <chart:legend svg:x="0cm" svg:y="0cm" style:legend-expansion="custom" chartooo:width="11.798cm" chartooo:height="7.784cm" style:legend-expansion-aspect-ratio="1.51567317574512" chart:style-name="ch2"/>
        <chart:plot-area chart:style-name="ch3" table:cell-range-address="Sheet1.E30:Sheet1.E33 Sheet1.B30:Sheet1.B33" chart:data-source-has-labels="both" svg:x="1.246cm" svg:y="0.155cm" svg:width="10.317cm" svg:height="6.493cm">
          <chartooo:coordinate-region svg:x="2.608cm" svg:y="0.354cm" svg:width="8.265cm" svg:height="5.647cm"/>
          <chart:axis chart:dimension="x" chart:name="primary-x" chart:style-name="ch4" chartooo:axis-type="text">
            <chart:title svg:x="5.918cm" svg:y="6.777cm" chart:style-name="ch5">
              <text:p>Time</text:p>
            </chart:title>
            <chart:categories table:cell-range-address="Sheet1.E30:Sheet1.E33"/>
          </chart:axis>
          <chart:axis chart:dimension="y" chart:name="primary-y" chart:style-name="ch6">
            <chart:title svg:x="0.451cm" svg:y="3.948cm" chart:style-name="ch7">
              <text:p>Swaps</text:p>
            </chart:title>
            <chart:grid chart:style-name="ch8" chart:class="major"/>
          </chart:axis>
          <chart:series chart:style-name="ch9" chart:values-cell-range-address="Sheet1.B30:Sheet1.B33" loext:label-string="ascending" chart:class="chart:line">
            <chart:data-point chart:repeated="4"/>
          </chart:series>
          <chart:series chart:style-name="ch10" chart:values-cell-range-address="Sheet1.B30:Sheet1.B33" loext:label-string="descending" chart:class="chart:line">
            <chart:data-point chart:repeated="4"/>
          </chart:series>
          <chart:series chart:style-name="ch11" chart:values-cell-range-address="Sheet1.B30:Sheet1.B33" loext:label-string="random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cending</text:p>
              </table:table-cell>
              <table:table-cell office:value-type="string">
                <text:p>descending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.000007939">
                <text:p>0.000007939</text:p>
                <draw:g>
                  <svg:desc>Sheet1.E30:Sheet1.E33</svg:desc>
                </draw:g>
              </table:table-cell>
              <table:table-cell office:value-type="float" office:value="100">
                <text:p>100</text:p>
                <draw:g>
                  <svg:desc>Sheet1.B30:Sheet1.B33</svg:desc>
                </draw:g>
              </table:table-cell>
              <table:table-cell office:value-type="float" office:value="100">
                <text:p>100</text:p>
                <draw:g>
                  <svg:desc>Sheet1.B30:Sheet1.B33</svg:desc>
                </draw:g>
              </table:table-cell>
              <table:table-cell office:value-type="float" office:value="100">
                <text:p>100</text:p>
                <draw:g>
                  <svg:desc>Sheet1.B30:Sheet1.B33</svg:desc>
                </draw:g>
              </table:table-cell>
            </table:table-row>
            <table:table-row>
              <table:table-cell office:value-type="float" office:value="0.00123804">
                <text:p>0.0012380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0.0145931">
                <text:p>0.0145931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0.0980812">
                <text:p>0.0980812</text:p>
              </table:table-cell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